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8380000035EF32874A7.svm" manifest:media-type=""/>
  <manifest:file-entry manifest:full-path="Pictures/2000000100000A54000000F23D820989.svm" manifest:media-type=""/>
  <manifest:file-entry manifest:full-path="Pictures/200000010000009900000294150CBCD5.svm" manifest:media-type=""/>
  <manifest:file-entry manifest:full-path="Pictures/200000010000078B0000035ECDD0CFBB.svm" manifest:media-type=""/>
  <manifest:file-entry manifest:full-path="Pictures/20000001000009960000035E962AB187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TexMathsArgs="14§latex§\begin{table}&#10;\begin{tabular}{c}&#10;0\\&#10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ccc}&#10;00&amp;01&amp;11&amp;1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|c|c|c|c|}&#10;\cline{2-5}&#10;&amp;&amp;&amp;1&amp;\\&#10;\cline{2-5}&#10;&amp;&amp;&amp;1&amp;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table}&#10;\begin{tabular}{c|c|c|c|c|}&#10;\cline{2-5}&#10;&amp;&amp;1&amp;1&amp;\\&#10;\cline{2-5}&#10;&amp;&amp;1&amp;1&amp;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table}&#10;\begin{tabular}{c|c|c|c|c|}&#10;\cline{2-5}&#10;&amp;1&amp;1&amp;1&amp;1\\&#10;\cline{2-5}&#10;&amp;1&amp;1&amp;1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513cm" svg:height="0.356cm" svg:x="0.376cm" svg:y="1.6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841cm" svg:height="0.356cm" svg:x="2.286cm" svg:y="0.5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213cm" svg:height="1.016cm" svg:x="0.889cm" svg:y="1.462cm">
          <draw:image xlink:href="Pictures/200000010000009900000294150CBCD5.svm" xlink:type="simple" xlink:show="embed" xlink:actuate="onLoad">
            <text:p/>
          </draw:image>
        </draw:frame>
        <draw:frame draw:style-name="gr3" draw:text-style-name="P1" draw:layer="layout" svg:width="2.413cm" svg:height="0.337cm" svg:x="1.438cm" svg:y="0.871cm">
          <draw:image xlink:href="Pictures/2000000100000A54000000F23D820989.svm" xlink:type="simple" xlink:show="embed" xlink:actuate="onLoad">
            <text:p/>
          </draw:image>
        </draw:frame>
        <draw:frame draw:style-name="gr4" draw:text-style-name="P1" draw:layer="layout" svg:width="2.702cm" svg:height="1.205cm" svg:x="1.338cm" svg:y="1.335cm">
          <draw:image xlink:href="Pictures/200000010000078B0000035ECDD0CFBB.svm" xlink:type="simple" xlink:show="embed" xlink:actuate="onLoad">
            <text:p/>
          </draw:image>
        </draw:frame>
        <draw:frame draw:style-name="gr1" draw:layer="layout" svg:width="0.513cm" svg:height="0.356cm" svg:x="0.4cm" svg:y="4.2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841cm" svg:height="0.356cm" svg:x="2.286cm" svg:y="3.0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213cm" svg:height="1.016cm" svg:x="0.913cm" svg:y="4.002cm">
          <draw:image xlink:href="Pictures/200000010000009900000294150CBCD5.svm" xlink:type="simple" xlink:show="embed" xlink:actuate="onLoad">
            <text:p/>
          </draw:image>
        </draw:frame>
        <draw:frame draw:style-name="gr3" draw:text-style-name="P1" draw:layer="layout" svg:width="2.413cm" svg:height="0.337cm" svg:x="1.462cm" svg:y="3.411cm">
          <draw:image xlink:href="Pictures/2000000100000A54000000F23D820989.svm" xlink:type="simple" xlink:show="embed" xlink:actuate="onLoad">
            <text:p/>
          </draw:image>
        </draw:frame>
        <draw:frame draw:style-name="gr1" draw:layer="layout" svg:width="0.513cm" svg:height="0.356cm" svg:x="0.4cm" svg:y="6.6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841cm" svg:height="0.356cm" svg:x="2.286cm" svg:y="5.48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0.213cm" svg:height="1.016cm" svg:x="0.913cm" svg:y="6.415cm">
          <draw:image xlink:href="Pictures/200000010000009900000294150CBCD5.svm" xlink:type="simple" xlink:show="embed" xlink:actuate="onLoad">
            <text:p/>
          </draw:image>
        </draw:frame>
        <draw:frame draw:style-name="gr3" draw:text-style-name="P1" draw:layer="layout" svg:width="2.413cm" svg:height="0.337cm" svg:x="1.462cm" svg:y="5.824cm">
          <draw:image xlink:href="Pictures/2000000100000A54000000F23D820989.svm" xlink:type="simple" xlink:show="embed" xlink:actuate="onLoad">
            <text:p/>
          </draw:image>
        </draw:frame>
        <draw:frame draw:style-name="gr1" draw:layer="layout" svg:width="1.959cm" svg:height="0.529cm" svg:x="4.637cm" svg:y="1.52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702cm" svg:height="1.205cm" svg:x="1.362cm" svg:y="3.875cm">
          <draw:image xlink:href="Pictures/20000001000008380000035EF32874A7.svm" xlink:type="simple" xlink:show="embed" xlink:actuate="onLoad">
            <text:p/>
          </draw:image>
        </draw:frame>
        <draw:frame draw:style-name="gr6" draw:text-style-name="P1" draw:layer="layout" svg:width="2.702cm" svg:height="1.205cm" svg:x="1.362cm" svg:y="6.288cm">
          <draw:image xlink:href="Pictures/20000001000009960000035E962AB187.svm" xlink:type="simple" xlink:show="embed" xlink:actuate="onLoad">
            <text:p/>
          </draw:image>
        </draw:frame>
        <draw:frame draw:style-name="gr1" draw:layer="layout" svg:width="1.446cm" svg:height="0.529cm" svg:x="4.697cm" svg:y="4.2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1.205cm" svg:height="0.529cm" svg:x="4.699cm" svg:y="6.60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7" draw:text-style-name="P1" draw:layer="layout" svg:width="0.381cm" svg:height="1.143cm" svg:x="2.794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27cm" svg:height="1.143cm" svg:x="2.032cm" svg:y="3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413cm" svg:height="1.143cm" svg:x="1.524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6T13:44:01</dc:date>
    <dc:creator>kkk </dc:creator>
    <meta:generator>LibreOffice/3.3$Linux LibreOffice_project/330m19$Build-401</meta:generator>
    <meta:editing-duration>PT2H32S</meta:editing-duration>
    <meta:editing-cycles>11</meta:editing-cycles>
    <meta:document-statistic meta:object-count="21"/>
  </office:meta>
</office:document-meta>
</file>

<file path=Object 1/content.xml><?xml version="1.0" encoding="utf-8"?>
<math xmlns="http://www.w3.org/1998/Math/MathML">
  <semantics>
    <msub>
      <mi>Q</mi>
      <mn>2</mn>
    </msub>
    <annotation encoding="StarMath 5.0">Q_2</annotation>
  </semantics>
</math>
</file>

<file path=Object 2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3/content.xml><?xml version="1.0" encoding="utf-8"?>
<math xmlns="http://www.w3.org/1998/Math/MathML">
  <semantics>
    <msub>
      <mi>Q</mi>
      <mn>2</mn>
    </msub>
    <annotation encoding="StarMath 5.0">Q_2</annotation>
  </semantics>
</math>
</file>

<file path=Object 4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5/content.xml><?xml version="1.0" encoding="utf-8"?>
<math xmlns="http://www.w3.org/1998/Math/MathML">
  <semantics>
    <msub>
      <mi>Q</mi>
      <mn>2</mn>
    </msub>
    <annotation encoding="StarMath 5.0">Q_2</annotation>
  </semantics>
</math>
</file>

<file path=Object 6/content.xml><?xml version="1.0" encoding="utf-8"?>
<math xmlns="http://www.w3.org/1998/Math/MathML">
  <semantics>
    <mrow>
      <msub>
        <mi>Q</mi>
        <mn>1</mn>
      </msub>
      <msub>
        <mi>Q</mi>
        <mn>0</mn>
      </msub>
    </mrow>
    <annotation encoding="StarMath 5.0">Q_1 Q_0</annotation>
  </semantics>
</math>
</file>

<file path=Object 7/content.xml><?xml version="1.0" encoding="utf-8"?>
<math xmlns="http://www.w3.org/1998/Math/MathML">
  <semantics>
    <mrow>
      <mrow>
        <msub>
          <mi>T</mi>
          <mn>2</mn>
        </msub>
        <mo stretchy="false">=</mo>
        <msub>
          <mi>Q</mi>
          <mn>1</mn>
        </msub>
      </mrow>
      <msub>
        <mi>Q</mi>
        <mn>0</mn>
      </msub>
    </mrow>
    <annotation encoding="StarMath 5.0">T_2=Q_1 Q_0</annotation>
  </semantics>
</math>
</file>

<file path=Object 8/content.xml><?xml version="1.0" encoding="utf-8"?>
<math xmlns="http://www.w3.org/1998/Math/MathML">
  <semantics>
    <mrow>
      <msub>
        <mi>T</mi>
        <mn>1</mn>
      </msub>
      <mo stretchy="false">=</mo>
      <msub>
        <mi>Q</mi>
        <mn>0</mn>
      </msub>
    </mrow>
    <annotation encoding="StarMath 5.0">T_1=Q_0</annotation>
  </semantics>
</math>
</file>

<file path=Object 9/content.xml><?xml version="1.0" encoding="utf-8"?>
<math xmlns="http://www.w3.org/1998/Math/MathML">
  <semantics>
    <mrow>
      <msub>
        <mi>T</mi>
        <mn>0</mn>
      </msub>
      <mo stretchy="false">=</mo>
      <mn>1</mn>
    </mrow>
    <annotation encoding="StarMath 5.0">T_0=1</annotation>
  </semantics>
</math>
</file>